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3cm" svg:height="13cm" svg:x="3.534cm" svg:y="2.7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6:13:40</meta:creation-date>
    <dc:creator>plotti plotti</dc:creator>
    <dc:date>2008-06-10T11:03:14</dc:date>
    <meta:editing-cycles>4</meta:editing-cycles>
    <meta:editing-duration>PT23M26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2pt" style:font-size-asian="10.8999996185303pt" style:font-size-complex="10.8999996185303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.3193302154541pt" style:font-size-asian="12.3193302154541pt" style:font-size-complex="12.3193302154541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.3193302154541pt" style:font-size-asian="12.3193302154541pt" style:font-size-complex="12.3193302154541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0000" draw:fill-color="#00000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dash" draw:stroke-dash="Fine_20_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3.001cm" svg:height="13.001cm" chart:class="chart:scatter" chart:style-name="ch1">
        <chart:legend chart:legend-position="end" svg:x="11.776cm" svg:y="4.737cm" chart:style-name="ch2"/>
        <chart:plot-area chart:style-name="ch3" chart:data-source-has-labels="both" svg:x="0.575cm" svg:y="1.206cm" svg:width="21.809cm" svg:height="11.286cm">
          <chart:axis chart:dimension="x" chart:name="primary-x" chart:style-name="ch4">
            <chart:title svg:x="9.417cm" svg:y="11.885cm" chart:style-name="ch5">
              <text:p>Anzahl der Abgemischten Kanäle</text:p>
            </chart:title>
            <chart:categories table:cell-range-address="local-table.$A$2:.$A$10"/>
          </chart:axis>
          <chart:axis chart:dimension="y" chart:name="primary-y" chart:style-name="ch4">
            <chart:title svg:x="0.456cm" svg:y="7.631cm" chart:style-name="ch6">
              <text:p>CPU-Belastung (%)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9" chart:values-cell-range-address="local-table.$D$2:.$D$10" chart:label-cell-address="local-table.$D$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it Resampling</text:p>
              </table:table-cell>
              <table:table-cell office:value-type="string">
                <text:p>ohne Resampling</text:p>
              </table:table-cell>
            </table:table-row>
          </table:table-header-rows>
          <table:table-rows>
            <table:table-row>
              <table:table-cell office:value-type="string">
                <text:p>Zeile 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2">
                <text:p>2</text:p>
              </table:table-cell>
              <table:table-cell office:value-type="float" office:value="10.15">
                <text:p>1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4">
                <text:p>4</text:p>
              </table:table-cell>
              <table:table-cell office:value-type="float" office:value="19.21">
                <text:p>19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8">
                <text:p>8</text:p>
              </table:table-cell>
              <table:table-cell office:value-type="float" office:value="37.96">
                <text:p>3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6">
                <text:p>16</text:p>
              </table:table-cell>
              <table:table-cell office:value-type="float" office:value="75.78">
                <text:p>75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32">
                <text:p>32</text:p>
              </table:table-cell>
              <table:table-cell office:value-type="float" office:value="98.14">
                <text:p>98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256">
                <text:p>256</text:p>
              </table:table-cell>
              <table:table-cell office:value-type="float" office:value="100">
                <text:p>100</text:p>
              </table:table-cell>
              <table:table-cell office:value-type="float" office:value="17.81">
                <text:p>17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